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291cm" fo:min-width="11.19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3" style:family="graphic" style:parent-style-name="standard">
      <style:graphic-properties svg:stroke-width="0.053cm" svg:stroke-color="#ff0000" draw:marker-start-width="0.279cm" draw:marker-end-width="0.279cm" draw:fill="solid" draw:fill-color="#ff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80008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33% 58%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g>
          <draw:custom-shape draw:style-name="gr1" draw:text-style-name="P1" draw:layer="layout" svg:width="23.5cm" svg:height="8cm" svg:x="3.95cm" svg:y="5.7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frame draw:style-name="gr2" draw:text-style-name="P2" draw:layer="layout" svg:width="2.75cm" svg:height="2.25cm" svg:x="2.45cm" svg:y="13.25cm">
            <draw:text-box>
              <text:p><text:span text:style-name="T1">a</text:span></text:p>
            </draw:text-box>
          </draw:frame>
          <draw:frame draw:style-name="gr2" draw:text-style-name="P2" draw:layer="layout" svg:width="2.75cm" svg:height="2.25cm" svg:x="27.7cm" svg:y="13.25cm">
            <draw:text-box>
              <text:p><text:span text:style-name="T1">b</text:span></text:p>
            </draw:text-box>
          </draw:frame>
          <draw:custom-shape draw:style-name="gr3" draw:text-style-name="P3" draw:layer="layout" svg:width="0.25cm" svg:height="0.25cm" svg:x="3.85cm" svg:y="1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5cm" svg:height="0.25cm" svg:x="27.251cm" svg:y="13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5cm" svg:height="0.199cm" svg:x="3.851cm" svg:y="5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2.75cm" svg:height="2.25cm" svg:x="3.2cm" svg:y="3.85cm">
            <draw:text-box>
              <text:p><text:span text:style-name="T1">c</text:span></text:p>
            </draw:text-box>
          </draw:frame>
          <draw:line draw:style-name="gr4" draw:text-style-name="P1" draw:layer="layout" svg:x1="11.95cm" svg:y1="13.75cm" svg:x2="11.95cm" svg:y2="8.5cm">
            <text:p/>
          </draw:line>
          <draw:line draw:style-name="gr4" draw:text-style-name="P1" draw:layer="layout" svg:x1="17.2cm" svg:y1="13.75cm" svg:x2="17.2cm" svg:y2="10.25cm">
            <text:p/>
          </draw:line>
          <draw:line draw:style-name="gr4" draw:text-style-name="P1" draw:layer="layout" svg:x1="20.7cm" svg:y1="13.75cm" svg:x2="20.7cm" svg:y2="11.5cm">
            <text:p/>
          </draw:line>
          <draw:line draw:style-name="gr5" draw:text-style-name="P4" draw:layer="layout" svg:x1="3.95cm" svg:y1="14.45cm" svg:x2="11.95cm" svg:y2="14.45cm">
            <text:p/>
          </draw:line>
          <draw:line draw:style-name="gr5" draw:text-style-name="P4" draw:layer="layout" svg:x1="11.85cm" svg:y1="14.45cm" svg:x2="17.2cm" svg:y2="14.45cm">
            <text:p/>
          </draw:line>
          <draw:line draw:style-name="gr5" draw:text-style-name="P4" draw:layer="layout" svg:x1="17.15cm" svg:y1="14.45cm" svg:x2="20.7cm" svg:y2="14.45cm">
            <text:p/>
          </draw:line>
          <draw:frame draw:style-name="gr2" draw:text-style-name="P2" draw:layer="layout" svg:width="2.75cm" svg:height="2.25cm" svg:x="6.95cm" svg:y="14.25cm">
            <draw:text-box>
              <text:p><text:span text:style-name="T1">1</text:span></text:p>
            </draw:text-box>
          </draw:frame>
          <draw:frame draw:style-name="gr2" draw:text-style-name="P2" draw:layer="layout" svg:width="2.75cm" svg:height="2.25cm" svg:x="13.85cm" svg:y="14.25cm">
            <draw:text-box>
              <text:p><text:span text:style-name="T1">r</text:span></text:p>
            </draw:text-box>
          </draw:frame>
          <draw:line draw:style-name="gr5" draw:text-style-name="P4" draw:layer="layout" svg:x1="20.65cm" svg:y1="14.45cm" svg:x2="22.95cm" svg:y2="14.45cm">
            <text:p/>
          </draw:line>
          <draw:line draw:style-name="gr4" draw:text-style-name="P1" draw:layer="layout" svg:x1="22.95cm" svg:y1="13.75cm" svg:x2="22.95cm" svg:y2="12.25cm">
            <text:p/>
          </draw:line>
          <draw:frame draw:style-name="gr2" draw:text-style-name="P2" draw:layer="layout" svg:width="2.75cm" svg:height="2.25cm" svg:x="18.55cm" svg:y="14.25cm">
            <draw:text-box>
              <text:p><text:span text:style-name="T1">r</text:span><text:span text:style-name="T2">2</text:span></text:p>
            </draw:text-box>
          </draw:frame>
          <draw:frame draw:style-name="gr2" draw:text-style-name="P2" draw:layer="layout" svg:width="2.75cm" svg:height="2.25cm" svg:x="21.25cm" svg:y="14.25cm">
            <draw:text-box>
              <text:p><text:span text:style-name="T1">r</text:span><text:span text:style-name="T2">3</text:span></text:p>
            </draw:text-box>
          </draw:frame>
          <draw:line draw:style-name="gr4" draw:text-style-name="P1" draw:layer="layout" svg:x1="3.95cm" svg:y1="8.5cm" svg:x2="11.95cm" svg:y2="8.5cm">
            <text:p/>
          </draw:line>
          <draw:frame draw:style-name="gr2" draw:text-style-name="P2" draw:layer="layout" svg:width="2.75cm" svg:height="2.25cm" svg:x="3.95cm" svg:y="8.5cm">
            <draw:text-box>
              <text:p><text:span text:style-name="T1">d</text:span></text:p>
            </draw:text-box>
          </draw:frame>
          <draw:frame draw:style-name="gr2" draw:text-style-name="P2" draw:layer="layout" svg:width="2.75cm" svg:height="2.25cm" svg:x="11.9cm" svg:y="7.05cm">
            <draw:text-box>
              <text:p><text:span text:style-name="T1">e</text:span></text:p>
            </draw:text-box>
          </draw:frame>
          <draw:custom-shape draw:style-name="gr3" draw:text-style-name="P3" draw:layer="layout" svg:width="0.25cm" svg:height="0.25cm" svg:x="3.851cm" svg:y="8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5cm" svg:height="0.25cm" svg:x="11.852cm" svg:y="8.4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1.125cm" svg:y1="13.725cm" svg:x2="11.125cm" svg:y2="8.375cm">
            <text:p/>
          </draw:line>
          <draw:frame draw:style-name="gr2" draw:text-style-name="P2" draw:layer="layout" svg:width="2.75cm" svg:height="2.25cm" svg:x="10.15cm" svg:y="10.55cm">
            <draw:text-box>
              <text:p><text:span text:style-name="T1">r</text:span></text:p>
            </draw:text-box>
          </draw:frame>
          <draw:line draw:style-name="gr5" draw:text-style-name="P4" draw:layer="layout" svg:x1="3.25cm" svg:y1="13.75cm" svg:x2="3.25cm" svg:y2="5.75cm">
            <text:p/>
          </draw:line>
          <draw:frame draw:style-name="gr2" draw:text-style-name="P2" draw:layer="layout" svg:width="2.75cm" svg:height="2.25cm" svg:x="2.15cm" svg:y="8.85cm">
            <draw:text-box>
              <text:p><text:span text:style-name="T1">1</text:span></text:p>
            </draw:text-box>
          </draw:frame>
          <draw:line draw:style-name="gr5" draw:text-style-name="P4" draw:layer="layout" svg:x1="16.725cm" svg:y1="13.725cm" svg:x2="16.725cm" svg:y2="10.175cm">
            <text:p/>
          </draw:line>
          <draw:frame draw:style-name="gr2" draw:text-style-name="P2" draw:layer="layout" svg:width="2.75cm" svg:height="2.25cm" svg:x="15.35cm" svg:y="11.25cm">
            <draw:text-box>
              <text:p><text:span text:style-name="T1">r</text:span><text:span text:style-name="T2">2</text:span></text:p>
            </draw:text-box>
          </draw:frame>
          <draw:line draw:style-name="gr5" draw:text-style-name="P4" draw:layer="layout" svg:x1="4.525cm" svg:y1="8.525cm" svg:x2="4.5cm" svg:y2="5.75cm">
            <text:p/>
          </draw:line>
          <draw:frame draw:style-name="gr2" draw:text-style-name="P2" draw:layer="layout" svg:width="2.75cm" svg:height="2.25cm" svg:x="4.45cm" svg:y="6.55cm">
            <draw:text-box>
              <text:p><text:span text:style-name="T1">1-r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7-24T17:33:17.283000000</dc:date>
    <meta:editing-duration>PT14M17S</meta:editing-duration>
    <meta:editing-cycles>5</meta:editing-cycles>
    <meta:generator>LibreOffice/7.1.6.2$Windows_X86_64 LibreOffice_project/0e133318fcee89abacd6a7d077e292f1145735c3</meta:generator>
    <meta:document-statistic meta:object-count="33"/>
  </office:meta>
</office:document-meta>
</file>